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/>
    </style:style>
    <style:style style:name="T4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Normal"><text:span text:style-name="T1">LA CAPA DE TRANSPORTE</text:span><text:line-break/><text:line-break/><text:span text:style-name="T2">1. Conceptos básicos</text:span><text:line-break/><text:line-break/>1.1. ¿De qué se encarga la capa de transporte?<text:line-break/><text:line-break/><text:line-break/>1.2. ¿Cuáles son la capa superior e inferior de la capa de transporte?<text:line-break/><text:line-break/>1.3.¿En qué se diferencian una aplicación y un proceso?<text:line-break/><text:line-break/><text:line-break/>1.4. ¿Puede haber más de un proceso de la misma aplicación (explicar)?<text:line-break/><text:line-break/><text:line-break/>1.5. En la capa de transporte <text:line-break/>¿Qué es un puerto?<text:line-break/><text:line-break/>¿Qué identifica un puerto?<text:line-break/><text:line-break/><text:line-break/>¿Qué tipos de puertos hay?<text:line-break/><text:line-break/><text:line-break/><text:span text:style-name="T2">2.1. Características del protocolo UDP</text:span><text:line-break/>2.1.1. Nombre del PDU de este protocolo<text:line-break/><text:line-break/>2.1.2. Servicios que ofrece<text:line-break/><text:line-break/>2.1.3. ¿Es fiable?¿garantiza la recepción?<text:line-break/><text:line-break/>2.1.4. ¿Reordena los PDU recibidos?¿Garantiza el orden de los datos recibidos?<text:line-break/><text:line-break/>2.1.5. ¿Incluye mecanismos de control de la congestión?<text:line-break/><text:line-break/>2.1.6. ¿Fragmenta los PDUs recibidos de la capa superior?<text:line-break/><text:line-break/><text:line-break/><text:span text:style-name="T2">2.2. Ventajas e inconvenientes del uso del protocolo UDP</text:span><text:line-break/><text:span text:style-name="T3">Ventajas UDP:</text:span><text:line-break/><text:line-break/><text:line-break/><text:span text:style-name="T3">Desventajas UDP:</text:span> <text:line-break/><text:line-break/><text:span text:style-name="T2">2.3. Formato PDU del protocolo UDP</text:span><text:line-break/><text:span text:style-name="T1">Nota: Incluir aquí los campos de información más importantes que incluye el </text:span><text:span text:style-name="T3">encabezado</text:span><text:span text:style-name="T1"> del PDU del protocolo , la logitud de los campos y para qué sirve cada uno</text:span><text:line-break/><text:line-break/><text:soft-page-break/><text:span text:style-name="T2">2.4. Proceso de transmisión de datos mediante UDP</text:span><text:line-break/><text:span text:style-name="T1">Nota: describir brevemente el proceso de transmisión cuando se utiliza este protocolo. Incluir también URL a imágenes en las que se muestre un esquema del proceso de transmisión con UDP</text:span><text:line-break/><text:line-break/><text:span text:style-name="T2">2.5. Aplicaciones que utilizan UDP</text:span><text:line-break/><text:span text:style-name="T1">Nota: incluir varios servicios y aplicaciones que utilizan este protocolo para la transmisión de datos y explicar brevemente para que sirven</text:span><text:line-break/><text:line-break/><text:line-break/><text:span text:style-name="T4">3. Transmission Control Protocol (TCP)</text:span><text:line-break/><text:span text:style-name="T2">3.1 Características del protocolo TCP</text:span><text:line-break/>3.1.1. ¿Cómo se llama el PDU de este protocolo?<text:line-break/><text:line-break/>3.1.2. ¿Se establece conexión lógica?¿De qué tipo es la conexión (punto a punto, multipunto)?<text:line-break/><text:line-break/>3.1.3. ¿Es fiable la entrega de datos?<text:line-break/><text:line-break/>3.1.4. ¿Qué pasa con los PDU que no llegan al destinatario?¿Qué pasa si llega un PDU duplicado?<text:line-break/><text:line-break/>3.1.5. ¿Hay mecanismos de control de flujo?¿Hay mecanismos de detección de errores?<text:line-break/><text:line-break/><text:span text:style-name="T2">3.2. Servicios que ofrece</text:span><text:line-break/><text:span text:style-name="T1">Nota: hablar aquí de los servicios que ofrece el protocolo TCP a la capa superior</text:span><text:line-break/><text:line-break/><text:line-break/><text:span text:style-name="T2">3.3. Ventajas e inconvenientes del protocolo TCP</text:span><text:line-break/><text:span text:style-name="T1">Nota: explicar las ventajas e inconvenientes de este protocolo, sobre todo respecto al protocolo UDP. Nombrar aplicaciones en las que se suele utilizar.</text:span><text:line-break/><text:line-break/><text:span text:style-name="T2">3.4. Formato de la PDU</text:span><text:line-break/><text:span text:style-name="T1">Nota: Incluir aquí los campos de información más importantes que incluye el encabezado del PDU del protocolo , la logitud de los campos y para qué sirve cada uno</text:span><text:line-break/><text:line-break/><text:span text:style-name="T2">3.5. Estados en una conexión TCP</text:span><text:line-break/><text:span text:style-name="T1">Nota: incluir aquí un listado con todos los estados por los que puede pasar una conexión TCP y explicar brevemente cada uno</text:span><text:line-break/><text:line-break/><text:line-break/><text:span text:style-name="T2">3.6. Transmisión de datos mediante TCP</text:span><text:line-break/><text:span text:style-name="T1">Nota: describir el proceso de transmisión cuando se utiliza este protocolo. ¿Qué sucede durante las etapas de establecimiento de la conexión, transmisión de datos y cierre de la conexión?</text:span><text:line-break/><text:span text:style-name="T1">Incluir también URL a imágenes en las que se muestre un esquema del proceso de transmisión con </text:span><text:line-break/><text:line-break/><text:soft-page-break/><text:span text:style-name="T2">4. Tabla comparativa de los protocolos TCP y UDP</text:span><text:line-break/>Completa la siguiente tabla comparativa de ambos protocolos<text:line-break/><text:line-break/><text:line-break/>|-------------------------------------|-------------|------------|<text:line-break/>|            Característica           |     TCP     |     UDP    |<text:line-break/>|-------------------------------------|-------------|------------|<text:line-break/>| Transporte fiable                   |             |            |<text:line-break/>|-------------------------------------|-------------|------------|<text:line-break/>| Orientado a conexión                |             |            | <text:line-break/>|-------------------------------------|-------------|------------|<text:line-break/>| Retransmisión de PDU                |             |            | <text:line-break/>|-------------------------------------|-------------|------------|<text:line-break/>| Control de flujo                    |             |            | <text:line-break/>|-------------------------------------|-------------|------------|<text:line-break/>| Secuenciación de PDU                |             |            | <text:line-break/>|-------------------------------------|-------------|------------|<text:line-break/>| Acuse de recibo                     |             |            | <text:line-break/>|-------------------------------------|-------------|------------|<text:line-break/><text:line-break/><text:line-break/><text:line-break/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Liberation Serif1" fo:font-family="'Liberation Serif'" fo:font-size="12pt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799cm" fo:margin-bottom="2.799cm" fo:margin-left="2.799cm" fo:margin-right="2.7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document-statistic meta:table-count="0" meta:image-count="0" meta:object-count="0" meta:page-count="3" meta:paragraph-count="1" meta:word-count="559" meta:character-count="4010" meta:non-whitespace-character-count="3146"/>
  </office:meta>
</office:document-meta>
</file>